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tudent@dl-24</text:span>:<text:span text:style-name="T2">~/raniya_24</text:span>$ cal 2025</text:p>
      <text:p text:style-name="Preformatted_20_Text"><text:s text:c="28"/>2025</text:p>
      <text:p text:style-name="Preformatted_20_Text"><text:s text:c="6"/>January <text:s text:c="14"/>February <text:s text:c="14"/>March <text:s text:c="9"/></text:p>
      <text:p text:style-name="Preformatted_20_Text">Su Mo Tu We Th Fr Sa <text:s/>Su Mo Tu We Th Fr Sa <text:s/>Su Mo Tu We Th Fr Sa <text:s/></text:p>
      <text:p text:style-name="Preformatted_20_Text"><text:s text:c="10"/>1 <text:s/>2 <text:s/>3 <text:s/>4 <text:s text:c="20"/>1 <text:s text:c="20"/>1 <text:s/></text:p>
      <text:p text:style-name="Preformatted_20_Text"><text:s/>5 <text:s/>6 <text:s/>7 <text:s/>8 <text:s/>9 10 11 <text:s text:c="2"/>2 <text:s/>3 <text:s/>4 <text:s/>5 <text:s/>6 <text:s/>7 <text:s/>8 <text:s text:c="2"/>2 <text:s/>3 <text:s/>4 <text:s/>5 <text:s/>6 <text:s/>7 <text:s/>8 <text:s/></text:p>
      <text:p text:style-name="Preformatted_20_Text">12 13 14 15 16 17 18 <text:s text:c="2"/>9 10 11 12 13 14 15 <text:s text:c="2"/>9 10 11 12 13 14 15 <text:s/></text:p>
      <text:p text:style-name="Preformatted_20_Text">19 20 21 22 23 24 25 <text:s/>16 17 18 19 20 21 22 <text:s/>16 17 18 19 20 21 22 <text:s/></text:p>
      <text:p text:style-name="Preformatted_20_Text">26 27 28 29 30 31 <text:s text:c="4"/>23 24 25 26 27 28 <text:s text:c="4"/>23 24 25 26 27 28 29 <text:s/></text:p>
      <text:p text:style-name="Preformatted_20_Text"><text:s text:c="44"/>30 31 <text:s text:c="16"/></text:p>
      <text:p text:style-name="Preformatted_20_Text"/>
      <text:p text:style-name="Preformatted_20_Text"><text:s text:c="7"/>April <text:s text:c="17"/>May <text:s text:c="18"/>June <text:s text:c="9"/></text:p>
      <text:p text:style-name="Preformatted_20_Text">Su Mo Tu We Th Fr Sa <text:s/>Su Mo Tu We Th Fr Sa <text:s/>Su Mo Tu We Th Fr Sa <text:s/></text:p>
      <text:p text:style-name="Preformatted_20_Text"><text:s text:c="7"/>1 <text:s/>2 <text:s/>3 <text:s/>4 <text:s/>5 <text:s text:c="14"/>1 <text:s/>2 <text:s/>3 <text:s text:c="2"/>1 <text:s/>2 <text:s/>3 <text:s/>4 <text:s/>5 <text:s/>6 <text:s/>7 <text:s/></text:p>
      <text:p text:style-name="Preformatted_20_Text"><text:s/>6 <text:s/>7 <text:s/>8 <text:s/>9 10 11 12 <text:s text:c="2"/>4 <text:s/>5 <text:s/>6 <text:s/>7 <text:s/>8 <text:s/>9 10 <text:s text:c="2"/>8 <text:s/>9 10 11 12 13 14 <text:s/></text:p>
      <text:p text:style-name="Preformatted_20_Text">13 14 15 16 17 18 19 <text:s/>11 12 13 14 15 16 17 <text:s/>15 16 17 18 19 20 21 <text:s/></text:p>
      <text:p text:style-name="Preformatted_20_Text">20 21 22 23 24 25 26 <text:s/>18 19 20 21 22 23 24 <text:s/>22 23 24 25 26 27 28 <text:s/></text:p>
      <text:p text:style-name="Preformatted_20_Text">27 28 29 30 <text:s text:c="10"/>25 26 27 28 29 30 31 <text:s/>29 30 <text:s text:c="16"/></text:p>
      <text:p text:style-name="Preformatted_20_Text"><text:s text:c="66"/></text:p>
      <text:p text:style-name="Preformatted_20_Text"/>
      <text:p text:style-name="Preformatted_20_Text"><text:s text:c="8"/>July <text:s text:c="16"/>August <text:s text:c="13"/>September <text:s text:c="7"/></text:p>
      <text:p text:style-name="Preformatted_20_Text">Su Mo Tu We Th Fr Sa <text:s/>Su Mo Tu We Th Fr Sa <text:s/>Su Mo Tu We Th Fr Sa <text:s/></text:p>
      <text:p text:style-name="Preformatted_20_Text"><text:s text:c="7"/>1 <text:s/>2 <text:s/>3 <text:s/>4 <text:s/>5 <text:s text:c="17"/>1 <text:s/>2 <text:s text:c="5"/>1 <text:s/>2 <text:s/>3 <text:s/>4 <text:s/>5 <text:s/>6 <text:s/></text:p>
      <text:p text:style-name="Preformatted_20_Text"><text:s/>6 <text:s/>7 <text:s/>8 <text:s/>9 10 11 12 <text:s text:c="2"/>3 <text:s/>4 <text:s/>5 <text:s/>6 <text:s/>7 <text:s/>8 <text:s/>9 <text:s text:c="2"/>7 <text:s/>8 <text:s/>9 10 11 12 13 <text:s/></text:p>
      <text:p text:style-name="Preformatted_20_Text">13 14 15 16 17 18 19 <text:s/>10 11 12 13 14 15 16 <text:s/>14 15 16 17 18 19 20 <text:s/></text:p>
      <text:p text:style-name="Preformatted_20_Text">20 21 22 23 24 25 26 <text:s/>17 18 19 20 21 22 23 <text:s/>21 22 23 24 25 26 27 <text:s/></text:p>
      <text:p text:style-name="Preformatted_20_Text">27 28 29 30 31 <text:s text:c="7"/>24 25 26 27 28 29 30 <text:s/>28 29 30 <text:s text:c="13"/></text:p>
      <text:p text:style-name="Preformatted_20_Text"><text:s text:c="22"/>31 <text:s text:c="41"/></text:p>
      <text:p text:style-name="Preformatted_20_Text"/>
      <text:p text:style-name="Preformatted_20_Text"><text:s text:c="6"/>October <text:s text:c="14"/>November <text:s text:c="13"/>December <text:s text:c="7"/></text:p>
      <text:p text:style-name="Preformatted_20_Text">Su Mo Tu We Th Fr Sa <text:s/>Su Mo Tu We Th Fr Sa <text:s/>Su Mo Tu We Th Fr Sa <text:s/></text:p>
      <text:p text:style-name="Preformatted_20_Text"><text:s text:c="10"/>1 <text:s/>2 <text:s/>3 <text:s/>4 <text:s text:c="20"/>1 <text:s text:c="5"/>1 <text:s/>2 <text:s/>3 <text:s/>4 <text:s/>5 <text:s/>6 <text:s/></text:p>
      <text:p text:style-name="Preformatted_20_Text"><text:s/>5 <text:s/>6 <text:s/>7 <text:s/>8 <text:s/>9 10 11 <text:s text:c="2"/>2 <text:s/>3 <text:s/>4 <text:s/>5 <text:s/>6 <text:s/>7 <text:s/>8 <text:s text:c="2"/>7 <text:s/>8 <text:s/>9 10 11 12 13 <text:s/></text:p>
      <text:p text:style-name="Preformatted_20_Text">12 13 14 15 16 17 18 <text:s text:c="2"/>9 10 11 12 13 14 15 <text:s/>14 15 16 17 18 19 20 <text:s/></text:p>
      <text:p text:style-name="Preformatted_20_Text">19 20 21 22 23 24 25 <text:s/>16 17 18 19 20 21 22 <text:s/>21 22 23 24 25 26 27 <text:s/></text:p>
      <text:p text:style-name="Preformatted_20_Text">26 27 28 29 30 31 <text:s text:c="4"/>23 24 25 26 27 28 29 <text:s/>28 29 30 31 <text:s text:c="10"/></text:p>
      <text:p text:style-name="P1"><text:s text:c="22"/>30 <text:s text:c="3"/></text:p>
      <text:p text:style-name="Standard"/>
      <text:p text:style-name="Preformatted_20_Text"><text:span text:style-name="T1">student@dl-24</text:span>:<text:span text:style-name="T2">~/raniya_24</text:span>$ echo "hello"</text:p>
      <text:p text:style-name="P1">hello</text:p>
      <text:p text:style-name="Preformatted_20_Text"><text:span text:style-name="T1">student@dl-24</text:span>:<text:span text:style-name="T2">~/raniya_24</text:span>$ cal</text:p>
      <text:p text:style-name="Preformatted_20_Text"><text:s text:c="4"/>January 2025 <text:s text:c="5"/></text:p>
      <text:p text:style-name="Preformatted_20_Text">Su Mo Tu We Th Fr Sa <text:s/></text:p>
      <text:p text:style-name="Preformatted_20_Text"><text:s text:c="10"/>1 <text:s/>2 <text:s/>3 <text:s/>4 <text:s/></text:p>
      <text:p text:style-name="Preformatted_20_Text"><text:s/>5 <text:s/>6 <text:s/>7 <text:s/>8 <text:s/>9 10 11 <text:s/></text:p>
      <text:p text:style-name="Preformatted_20_Text">12 13 14 15 16 17 18 <text:s/></text:p>
      <text:p text:style-name="Preformatted_20_Text">19 20 21 22 23 24 25 <text:s/></text:p>
      <text:p text:style-name="Preformatted_20_Text">26 27 28 29 30 31 <text:s text:c="4"/></text:p>
      <text:p text:style-name="P1"><text:s text:c="2"/></text:p>
      <text:p text:style-name="Standard"/>
      <text:p text:style-name="Preformatted_20_Text"><text:span text:style-name="T1">student@dl-24</text:span>:<text:span text:style-name="T2">~/raniya_24</text:span>$ ip</text:p>
      <text:p text:style-name="Preformatted_20_Text">Usage: ip [ OPTIONS ] OBJECT { COMMAND | help }</text:p>
      <text:p text:style-name="Preformatted_20_Text"><text:s text:c="7"/>ip [ -force ] -batch filename</text:p>
      <text:p text:style-name="Preformatted_20_Text">where <text:s/>OBJECT := { address | addrlabel | fou | help | ila | ioam | l2tp | link |</text:p>
      <text:p text:style-name="Preformatted_20_Text"><text:s text:c="19"/>macsec | maddress | monitor | mptcp | mroute | mrule |</text:p>
      <text:p text:style-name="Preformatted_20_Text"><text:s text:c="19"/>neighbor | neighbour | netconf | netns | nexthop | ntable |</text:p>
      <text:p text:style-name="Preformatted_20_Text"><text:s text:c="19"/>ntbl | route | rule | sr | tap | tcpmetrics |</text:p>
      <text:p text:style-name="Preformatted_20_Text"><text:s text:c="19"/>token | tunnel | tuntap | vrf | xfrm }</text:p>
      <text:p text:style-name="Preformatted_20_Text"><text:s text:c="7"/>OPTIONS := { -V[ersion] | -s[tatistics] | -d[etails] | -r[esolve] |</text:p>
      <text:p text:style-name="Preformatted_20_Text"><text:s text:c="20"/>-h[uman-readable] | -iec | -j[son] | -p[retty] |</text:p>
      <text:p text:style-name="Preformatted_20_Text"><text:soft-page-break/><text:s text:c="20"/>-f[amily] { inet | inet6 | mpls | bridge | link } |</text:p>
      <text:p text:style-name="Preformatted_20_Text"><text:s text:c="20"/>-4 | -6 | -M | -B | -0 |</text:p>
      <text:p text:style-name="Preformatted_20_Text"><text:s text:c="20"/>-l[oops] { maximum-addr-flush-attempts } | -br[ief] |</text:p>
      <text:p text:style-name="Preformatted_20_Text"><text:s text:c="20"/>-o[neline] | -t[imestamp] | -ts[hort] | -b[atch] [filename] |</text:p>
      <text:p text:style-name="Preformatted_20_Text"><text:s text:c="20"/>-rc[vbuf] [size] | -n[etns] name | -N[umeric] | -a[ll] |</text:p>
      <text:p text:style-name="P1"><text:s text:c="20"/>-c[olor]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reformatted_20_Text"><text:span text:style-name="T1">student@dl-24:</text:span><text:span text:style-name="T2">~/raniya_24</text:span><text:span text:style-name="T1">$ uptime</text:span></text:p>
      <text:p text:style-name="P1"><text:s/>10:10:49 up 17 min, <text:s/>1 user, <text:s/>load average: 0.40, 0.20, 0.09</text:p>
      <text:p text:style-name="P1"/>
      <text:p text:style-name="P1"/>
      <text:p text:style-name="Preformatted_20_Text"><text:span text:style-name="T1">student@dl-24</text:span>:<text:span text:style-name="T2">~/raniya_24</text:span>$ who &amp;amp</text:p>
      <text:p text:style-name="Preformatted_20_Text">[1] 3384</text:p>
      <text:p text:style-name="Preformatted_20_Text">student <text:s/>:1 <text:s text:c="10"/>2025-01-09 15:23 (:1)</text:p>
      <text:p text:style-name="Preformatted_20_Text">Command &amp;apos;amp&amp;apos; not found, did you mean:</text:p>
      <text:p text:style-name="Preformatted_20_Text"><text:s text:c="2"/>command &amp;apos;cmp&amp;apos; from deb diffutils (1:3.8-0ubuntu2)</text:p>
      <text:p text:style-name="Preformatted_20_Text"><text:s text:c="2"/>command &amp;apos;arp&amp;apos; from deb net-tools (1.60+git20181103.0eebece-1ubuntu5)</text:p>
      <text:p text:style-name="Preformatted_20_Text"><text:s text:c="2"/>command &amp;apos;amph&amp;apos; from deb amphetamine (0.8.10-21build1)</text:p>
      <text:p text:style-name="Preformatted_20_Text"><text:s text:c="2"/>command &amp;apos;xmp&amp;apos; from deb xmp (4.1.0-3)</text:p>
      <text:p text:style-name="Preformatted_20_Text"><text:s text:c="2"/>command &amp;apos;lmp&amp;apos; from deb lammps (20220106.git7586adbb6a+ds1-2)</text:p>
      <text:p text:style-name="Preformatted_20_Text"><text:s text:c="2"/>command &amp;apos;amap&amp;apos; from deb amap-align (2.2+git20080214.600fc29+dfsg-2)</text:p>
      <text:p text:style-name="Preformatted_20_Text"><text:s text:c="2"/>command &amp;apos;pamp&amp;apos; from deb paml (4.9j+dfsg-3)</text:p>
      <text:p text:style-name="Preformatted_20_Text"><text:s text:c="2"/>command &amp;apos;wamp&amp;apos; from deb python3-autobahn (21.11.1+dfsg1-2build1)</text:p>
      <text:p text:style-name="Preformatted_20_Text"><text:s text:c="2"/>command &amp;apos;bmp&amp;apos; from deb ztex-bmp (20120314-2)</text:p>
      <text:p text:style-name="Preformatted_20_Text"><text:s text:c="2"/>command &amp;apos;ams&amp;apos; from deb ams (2.2.0-1)</text:p>
      <text:p text:style-name="Preformatted_20_Text"><text:s text:c="2"/>command &amp;apos;asp&amp;apos; from deb asp (1.8-8build1)</text:p>
      <text:p text:style-name="Preformatted_20_Text"><text:s text:c="2"/>command &amp;apos;mp&amp;apos; from deb multiplex (0.5.1-3)</text:p>
      <text:p text:style-name="Preformatted_20_Text"><text:s text:c="2"/>command &amp;apos;amr&amp;apos; from deb acr (1.9.4-1)</text:p>
      <text:p text:style-name="Preformatted_20_Text">Try: sudo apt install &lt;deb name&gt;</text:p>
      <text:p text:style-name="P1">[1]+ <text:s/>Done <text:s text:c="19"/>who</text:p>
      <text:p text:style-name="P1"/>
      <text:p text:style-name="P1"/>
      <text:p text:style-name="Preformatted_20_Text"><text:span text:style-name="T1">student@dl-24</text:span>:<text:span text:style-name="T2">~/raniya_24</text:span>$ bc</text:p>
      <text:p text:style-name="Preformatted_20_Text">bc 1.07.1</text:p>
      <text:p text:style-name="Preformatted_20_Text">Copyright 1991-1994, 1997, 1998, 2000, 2004, 2006, 2008, 2012-2017 Free Software Foundation, Inc.</text:p>
      <text:p text:style-name="Preformatted_20_Text">This is free software with ABSOLUTELY NO WARRANTY.</text:p>
      <text:p text:style-name="Preformatted_20_Text">For details type `warranty&amp;apos;. </text:p>
      <text:p text:style-name="Preformatted_20_Text">warranty</text:p>
      <text:p text:style-name="Preformatted_20_Text"/>
      <text:p text:style-name="Preformatted_20_Text">bc 1.07.1</text:p>
      <text:p text:style-name="Preformatted_20_Text">Copyright 1991-1994, 1997, 1998, 2000, 2004, 2006, 2008, 2012-2017 Free Software Foundation, Inc.</text:p>
      <text:p text:style-name="Preformatted_20_Text"/>
      <text:p text:style-name="Preformatted_20_Text"><text:s text:c="4"/>This program is free software; you can redistribute it and/or modify</text:p>
      <text:p text:style-name="Preformatted_20_Text"><text:s text:c="4"/>it under the terms of the GNU General Public License as published by</text:p>
      <text:p text:style-name="Preformatted_20_Text"><text:s text:c="4"/>the Free Software Foundation; either version 3 of the License , or</text:p>
      <text:p text:style-name="Preformatted_20_Text"><text:s text:c="4"/>(at your option) any later version.</text:p>
      <text:p text:style-name="Preformatted_20_Text"><text:soft-page-break/></text:p>
      <text:p text:style-name="Preformatted_20_Text"><text:s text:c="4"/>This program is distributed in the hope that it will be useful,</text:p>
      <text:p text:style-name="Preformatted_20_Text"><text:s text:c="4"/>but WITHOUT ANY WARRANTY; without even the implied warranty of</text:p>
      <text:p text:style-name="Preformatted_20_Text"><text:s text:c="4"/>MERCHANTABILITY or FITNESS FOR A PARTICULAR PURPOSE. <text:s/>See the</text:p>
      <text:p text:style-name="Preformatted_20_Text"><text:s text:c="4"/>GNU General Public License for more details.</text:p>
      <text:p text:style-name="Preformatted_20_Text"/>
      <text:p text:style-name="Preformatted_20_Text"><text:s text:c="4"/>You should have received a copy of the GNU General Public License</text:p>
      <text:p text:style-name="Preformatted_20_Text"><text:s text:c="4"/>along with this program. If not, write to</text:p>
      <text:p text:style-name="Preformatted_20_Text"/>
      <text:p text:style-name="Preformatted_20_Text"><text:s text:c="7"/>The Free Software Foundation, Inc.</text:p>
      <text:p text:style-name="Preformatted_20_Text"><text:s text:c="7"/>51 Franklin Street, Fifth Floor</text:p>
      <text:p text:style-name="Preformatted_20_Text"><text:s text:c="7"/>Boston, MA 02110-1335 <text:s/>USA</text:p>
      <text:p text:style-name="P1"/>
      <text:p text:style-name="Preformatted_20_Text"><text:span text:style-name="T1">student@dl-24</text:span>:<text:span text:style-name="T2">~/raniya_24</text:span>$ uname</text:p>
      <text:p text:style-name="P1">Linux</text:p>
      <text:p text:style-name="Standard"/>
      <text:p text:style-name="Standard"/>
      <text:p text:style-name="Standard"/>
      <text:p text:style-name="Preformatted_20_Text"><text:span text:style-name="T1">student@dl-24</text:span>:<text:span text:style-name="T2">~/raniya_24</text:span>$ head ds</text:p>
      <text:p text:style-name="Preformatted_20_Text">raniya nazrine</text:p>
      <text:p text:style-name="Preformatted_20_Text">s4</text:p>
      <text:p text:style-name="Preformatted_20_Text">24</text:p>
      <text:p text:style-name="Preformatted_20_Text">asie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T1">student@dl-24</text:span>:<text:span text:style-name="T2">~/raniya_24</text:span>$ tail ds</text:p>
      <text:p text:style-name="Preformatted_20_Text"/>
      <text:p text:style-name="Preformatted_20_Text">a</text:p>
      <text:p text:style-name="Preformatted_20_Text">b</text:p>
      <text:p text:style-name="Preformatted_20_Text">c</text:p>
      <text:p text:style-name="Preformatted_20_Text">d</text:p>
      <text:p text:style-name="Preformatted_20_Text">e</text:p>
      <text:p text:style-name="P1">f</text:p>
      <text:p text:style-name="Standard"/>
      <text:p text:style-name="Standard"/>
      <text:p text:style-name="Standard"/>
      <text:p text:style-name="Preformatted_20_Text"><text:span text:style-name="T1">student@dl-24</text:span>:<text:span text:style-name="T2">~/raniya_24</text:span>$ date</text:p>
      <text:p text:style-name="Preformatted_20_Text">Thursday 09 January 2025 11:27:20 AM IST</text:p>
      <text:p text:style-name="Preformatted_20_Text"><text:span text:style-name="T1">student@dl-24</text:span>:<text:span text:style-name="T2">~/raniya_24</text:span>$ date +%m</text:p>
      <text:p text:style-name="Preformatted_20_Text">01</text:p>
      <text:p text:style-name="Preformatted_20_Text"><text:span text:style-name="T1">student@dl-24</text:span>:<text:span text:style-name="T2">~/raniya_24</text:span>$ date +%h</text:p>
      <text:p text:style-name="Preformatted_20_Text">Jan</text:p>
      <text:p text:style-name="Preformatted_20_Text"><text:span text:style-name="T1">student@dl-24</text:span>:<text:span text:style-name="T2">~/raniya_24</text:span>$ date +%d</text:p>
      <text:p text:style-name="Preformatted_20_Text">09</text:p>
      <text:p text:style-name="Preformatted_20_Text"><text:span text:style-name="T1">student@dl-24</text:span>:<text:span text:style-name="T2">~/raniya_24</text:span>$ date +%y</text:p>
      <text:p text:style-name="Preformatted_20_Text">25</text:p>
      <text:p text:style-name="Preformatted_20_Text"><text:span text:style-name="T1">student@dl-24:</text:span><text:span text:style-name="T2">~/raniya_24</text:span><text:span text:style-name="T1">$ ls -s</text:span></text:p>
      <text:p text:style-name="Preformatted_20_Text">total 4</text:p>
      <text:p text:style-name="P1">4 ds</text:p>
      <text:p text:style-name="Preformatted_20_Text"><text:span text:style-name="T1">student@dl-24:</text:span><text:span text:style-name="T2">~/raniya_24</text:span><text:span text:style-name="T1">$ whoami</text:span></text:p>
      <text:p text:style-name="P1">student</text:p>
      <text:p text:style-name="Preformatted_20_Text"><text:span text:style-name="T1"/></text:p>
      <text:p text:style-name="Preformatted_20_Text"><text:soft-page-break/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17:28.846790227</meta:creation-date>
    <dc:date>2025-01-09T11:40:50.363951364</dc:date>
    <meta:editing-duration>PT3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32" meta:word-count="996" meta:character-count="5931" meta:non-whitespace-character-count="3857"/>
  </office:meta>
</office:document-meta>
</file>